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2">
            <text:p>5.2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4"/>
          <table:table-cell table:style-name="Default" office:value-type="float" office:value="595.77">
            <text:p>595.77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4"/>
          <table:table-cell table:style-name="Default" office:value-type="float" office:value="543.78">
            <text:p>543.78</text:p>
          </table:table-cell>
          <table:table-cell table:style-name="Default" office:value-type="float" office:value="364.32">
            <text:p>364.32</text:p>
          </table:table-cell>
          <table:table-cell table:formula="of:=+[.K3]/[.J3]" office:value-type="percentage" office:value="0.669976828864614">
            <text:p>6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0.3">
            <text:p>10.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786.94">
            <text:p>786.94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1.3">
            <text:p>11.3</text:p>
          </table:table-cell>
          <table:table-cell table:style-name="Default" office:value-type="float" office:value="135.2">
            <text:p>135.2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53.06">
            <text:p>653.06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261.85">
            <text:p>1261.85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/>
          <table:table-cell table:content-validation-name="val4"/>
          <table:table-cell table:style-name="Default" office:value-type="float" office:value="798.21">
            <text:p>798.21</text:p>
          </table:table-cell>
          <table:table-cell table:style-name="Default" office:value-type="float" office:value="391.49">
            <text:p>391.49</text:p>
          </table:table-cell>
          <table:table-cell table:formula="of:=+[.K7]/[.J7]" office:value-type="percentage" office:value="0.490459904035279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4"/>
          <table:table-cell table:style-name="Default" office:value-type="float" office:value="719.13">
            <text:p>719.13</text:p>
          </table:table-cell>
          <table:table-cell table:style-name="Default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716.2">
            <text:p>716.2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582.74">
            <text:p>582.74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637.91">
            <text:p>637.91</text:p>
          </table:table-cell>
          <table:table-cell table:style-name="Default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166.73">
            <text:p>1166.73</text:p>
          </table:table-cell>
          <table:table-cell table:style-name="Default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9.4">
            <text:p>139.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810.54">
            <text:p>810.54</text:p>
          </table:table-cell>
          <table:table-cell table:style-name="Default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40.5">
            <text:p>140.5</text:p>
          </table:table-cell>
          <table:table-cell table:content-validation-name="val1"/>
          <table:table-cell table:style-name="Default" table:content-validation-name="val2"/>
          <table:table-cell/>
          <table:table-cell table:content-validation-name="val4"/>
          <table:table-cell table:style-name="Default" office:value-type="float" office:value="650.98">
            <text:p>650.98</text:p>
          </table:table-cell>
          <table:table-cell table:style-name="Default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248.6">
            <text:p>1248.6</text:p>
          </table:table-cell>
          <table:table-cell table:style-name="Default"/>
          <table:table-cell table:formula="of:=+[.K15]/[.J15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8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56:44.71</dc:date>
    <dc:creator>Lawrence Perepolkin</dc:creator>
    <meta:editing-duration>PT9H44M39S</meta:editing-duration>
    <meta:editing-cycles>42</meta:editing-cycles>
    <meta:generator>OpenOffice/4.1.12$Win32 OpenOffice.org_project/4112m1$Build-9809</meta:generator>
    <meta:document-statistic meta:table-count="3" meta:cell-count="199" meta:object-count="0"/>
  </office:meta>
</office:document-meta>
</file>